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fo:language="en" fo:country="US" style:font-size-asian="14pt" style:font-size-complex="14pt"/>
    </style:style>
    <style:style style:name="P3" style:family="paragraph" style:parent-style-name="Standard">
      <style:text-properties fo:font-size="14pt" fo:language="ru" fo:country="RU" style:font-size-asian="14pt" style:font-size-complex="14pt"/>
    </style:style>
    <style:style style:name="T1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оверка работы Бурякова Фёдора по модулю 18.6</text:p>
      <text:p text:style-name="P1"/>
      <text:p text:style-name="P3">Окружение: <text:span text:style-name="T1">Windows 10 Pro, Microsoft Edge 100.0.1185.29, Visual Studio 1.66.</text:span></text:p>
      <text:p text:style-name="P3"><text:span text:style-name="T1"/></text:p>
      <text:p text:style-name="P3">Наличие файлов <text:span text:style-name="T1">app.py, config.py, extensions.py </text:span></text:p>
      <text:p text:style-name="P3">Соответствует заданию.</text:p>
      <text:p text:style-name="P3"/>
      <text:p text:style-name="P3">Рефакторинг кода (классов) в отдельные файлы </text:p>
      <text:p text:style-name="P2">config.py</text:p>
      <text:p text:style-name="P2">extensions.py</text:p>
      <text:p text:style-name="P3">Соответствует заданию.</text:p>
      <text:p text:style-name="P3"/>
      <text:p text:style-name="P3">Структурирование кода.</text:p>
      <text:p text:style-name="P3">Соответствует заданию.</text:p>
      <text:p text:style-name="P3"/>
      <text:p text:style-name="P3">Наличие пояснений к элементам кода</text:p>
      <text:p text:style-name="P3">Отсутствуют (в задание требование не указано).</text:p>
      <text:p text:style-name="P3"/>
      <text:p text:style-name="P3">Использование классов в соответствии с заданием. </text:p>
      <text:p text:style-name="P3">Соответствует заданию.</text:p>
      <text:p text:style-name="P3"/>
      <text:p text:style-name="P3">Проверка работоспособности кода:</text:p>
      <text:p text:style-name="P3"/>
      <text:p text:style-name="P3">Инструкция использования бота при запуске</text:p>
      <text:p text:style-name="P3">Присутствует.</text:p>
      <text:p text:style-name="P3"/>
      <text:p text:style-name="P3">Проверка команды /<text:span text:style-name="T1">values</text:span></text:p>
      <text:p text:style-name="P3">Работоспособна.</text:p>
      <text:p text:style-name="P3"/>
      <text:p text:style-name="P3">Проверка команды /<text:span text:style-name="T1">help</text:span></text:p>
      <text:p text:style-name="P3">Работоспособна.</text:p>
      <text:p text:style-name="P3"/>
      <text:p text:style-name="P3">Проверка команды /<text:span text:style-name="T1">start</text:span></text:p>
      <text:p text:style-name="P3">Работоспособна.</text:p>
      <text:p text:style-name="P3"><text:s/></text:p>
      <text:p text:style-name="P3">Проверка перевода евро в рубль.</text:p>
      <text:p text:style-name="P3">Работоспособна.</text:p>
      <text:p text:style-name="P3"/>
      <text:p text:style-name="P3">Проверка перевода лоллара в рубль</text:p>
      <text:p text:style-name="P3">Работоспособна.</text:p>
      <text:p text:style-name="P3"/>
      <text:p text:style-name="P3">Проверка перевода евро в доллар</text:p>
      <text:p text:style-name="P3">Работоспособна.</text:p>
      <text:p text:style-name="P3"/>
      <text:p text:style-name="P3"/>
      <text:p text:style-name="P3"><text:soft-page-break/>Выводы:</text:p>
      <text:p text:style-name="P3">Работа выполнена в полном соответствии с заданием. </text:p>
      <text:p text:style-name="P3">Правильно структурирована. Код соответствует требованиям.</text:p>
      <text:p text:style-name="P3">Работоспособность полная. Ошибок и недочётов не выявлено. </text:p>
      <text:p text:style-name="P3"/>
      <text:p text:style-name="P3">Дополнительно присутствует файл <text:span text:style-name="T1">README.md </text:span>с полным описанием по использованию кода.</text:p>
      <text:p text:style-name="P3"/>
      <text:p text:style-name="P3">Рекомендуемая оценка: Высший бал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4-09T01:05:37.91</meta:creation-date>
    <meta:document-statistic meta:table-count="0" meta:image-count="0" meta:object-count="0" meta:page-count="2" meta:paragraph-count="36" meta:word-count="130" meta:character-count="1106"/>
    <dc:date>2022-04-09T01:28:58.69</dc:date>
    <meta:editing-duration>PT7M54S</meta:editing-duration>
    <meta:editing-cycles>1</meta:editing-cycles>
    <meta:generator>OpenOffice/4.1.11$Win32 OpenOffice.org_project/4111m1$Build-9808</meta:generator>
  </office:meta>
</office:document-meta>
</file>